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1.722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542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542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2cm" svg:height="2.223cm" svg:x="7.35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22cm" svg:height="2.223cm" svg:x="7.35cm" svg:y="10.5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22cm" svg:height="2.223cm" svg:x="9.573cm" svg:y="8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317cm" svg:x="9.57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17cm" svg:height="0.24cm" svg:x="8.373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08T10:36:57.672175061</meta:creation-date>
    <dc:date>2025-09-11T10:35:41.100781171</dc:date>
    <meta:editing-duration>P2DT23H48M33S</meta:editing-duration>
    <meta:editing-cycles>1</meta:editing-cycles>
    <meta:document-statistic meta:object-count="5"/>
    <meta:generator>LibreOffice/7.3.7.2$Linux_X86_64 LibreOffice_project/30$Build-2</meta:generator>
  </office:meta>
</office:document-meta>
</file>